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 Narrow"/>
    </style:style>
    <style:style style:name="P2" style:family="paragraph" style:parent-style-name="Text_20_body">
      <style:text-properties style:font-name="Arial Narrow"/>
    </style:style>
    <style:style style:name="P3" style:family="paragraph" style:parent-style-name="Text_20_body">
      <style:text-properties style:font-name="Arial Narrow" fo:font-weight="bold" style:font-weight-asian="bold" style:font-weight-complex="bold"/>
    </style:style>
    <style:style style:name="P4" style:family="paragraph" style:parent-style-name="Text_20_body" style:list-style-name="L1">
      <style:text-properties style:font-name="Arial Narrow"/>
    </style:style>
    <style:style style:name="P5" style:family="paragraph" style:parent-style-name="Text_20_body" style:list-style-name="L2">
      <style:text-properties style:font-name="Arial Narrow"/>
    </style:style>
    <style:style style:name="P6" style:family="paragraph" style:parent-style-name="Heading_20_1">
      <style:text-properties style:font-name="Arial Narrow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quel Àngel Torandell Bosch</text:p>
      <text:h text:style-name="P6" text:outline-level="1">Descripció projecte final de cicle<text:line-break/></text:h>
      <text:p text:style-name="P2"><text:span text:style-name="T1">IDE utilitzat:</text:span> NetBeans 7.2, MySQL WorkBench, Eclipse (*).</text:p>
      <text:p text:style-name="P2"><text:span text:style-name="T1">Llenguatges de programació:</text:span> Java, XML (*).</text:p>
      <text:p text:style-name="P2"><text:span text:style-name="T1">Bases de dades: </text:span>MySQL.</text:p>
      <text:p text:style-name="P3">Característiques i descripció:</text:p>
      <text:list xml:id="list6916877935948237098" text:style-name="L1">
        <text:list-item>
          <text:p text:style-name="P4">És un programa per la gestió de cinemes (un únic cinema, en principi). </text:p>
        </text:list-item>
        <text:list-item>
          <text:p text:style-name="P4">Tendrà una llista de pel·lícules (cartellera).</text:p>
        </text:list-item>
        <text:list-item>
          <text:p text:style-name="P4">Se podran gestionar els preus segons si la pel·lícula es en 3D o si es el dia de l'espectador</text:p>
        </text:list-item>
        <text:list-item>
          <text:p text:style-name="P4"><text:s/>L'usuari podrà consultar la descripció de la mateixa (foto de portada, duració, sinopsis, gènere, director, si es en 3D o no...)</text:p>
        </text:list-item>
        <text:list-item>
          <text:p text:style-name="P4">Si l'hi interessa la pel·lícula podrà consultar la llista de sessions disponibles per aquesta pel·lícula i realitzar la reserva (sense pagaments) d'una entrada (per a un seient i una sessió concreta). </text:p>
        </text:list-item>
        <text:list-item>
          <text:p text:style-name="P4">Hi haurà un control de disponibilitat d'entrades. Si una butaca està reservada, no es podrà tornar <text:s/>a reservar per a la mateixa sessió.</text:p>
        </text:list-item>
        <text:list-item>
          <text:p text:style-name="P4">Hi haurà un login per a que el(s) usuaris administrador(s) puguin gestionar la informació (pel·lícules, preus, anular reserves....)</text:p>
        </text:list-item>
        <text:list-item>
          <text:p text:style-name="P4">També vull fer la versió per mòbil amb Android, però l'abast d'aquesta queda reservada al temps i coneixements que adquireixi durant el curs.</text:p>
        </text:list-item>
        <text:list-item>
          <text:p text:style-name="P4">Funcionarà amb una base de dades MySQL.</text:p>
        </text:list-item>
        <text:list-item>
          <text:p text:style-name="P4">Estudiaré la possibilitat d'utilitzar Hibernate.<text:line-break/><text:line-break/></text:p>
        </text:list-item>
      </text:list>
      <text:p text:style-name="P3">Prioritats:</text:p>
      <text:p text:style-name="P2">Ara mateix, les parts que MENYS prioritat tenen:</text:p>
      <text:list xml:id="list6534568067970165637" text:style-name="L2">
        <text:list-item>
          <text:p text:style-name="P5">Utilització d'Hibernate.</text:p>
        </text:list-item>
        <text:list-item>
          <text:p text:style-name="P5">Que els usuaris administradors ho puguin gestionar TOT.</text:p>
        </text:list-item>
        <text:list-item>
          <text:p text:style-name="P5">Abast de l'aplicació per Android.</text:p>
        </text:list-item>
        <text:list-item>
          <text:p text:style-name="P5">Suport multi-cinema (quasi descartat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0T19:55:26</meta:creation-date>
    <dc:date>2012-12-20T20:31:08</dc:date>
    <meta:editing-duration>PT34M31S</meta:editing-duration>
    <meta:editing-cycles>11</meta:editing-cycles>
    <meta:generator>OpenOffice.org/3.4.1$Unix OpenOffice.org_project/341m1$Build-9593</meta:generator>
    <meta:document-statistic meta:table-count="0" meta:image-count="0" meta:object-count="0" meta:page-count="1" meta:paragraph-count="22" meta:word-count="238" meta:character-count="1474"/>
  </office:meta>
</office:document-meta>
</file>